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rsid="0e31e111" officeooo:paragraph-rsid="0ed1b954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4fb2fa"/>
    </style:style>
    <style:style style:name="P75" style:family="paragraph" style:parent-style-name="Standard">
      <style:text-properties officeooo:paragraph-rsid="0d5d07c4"/>
    </style:style>
    <style:style style:name="P76" style:family="paragraph" style:parent-style-name="Standard">
      <style:text-properties officeooo:paragraph-rsid="0d53d678"/>
    </style:style>
    <style:style style:name="P77" style:family="paragraph" style:parent-style-name="Standard">
      <style:text-properties officeooo:paragraph-rsid="0d8c21b9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ec325"/>
    </style:style>
    <style:style style:name="P80" style:family="paragraph" style:parent-style-name="Standard">
      <style:text-properties officeooo:paragraph-rsid="0de414b5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Standard">
      <style:text-properties officeooo:paragraph-rsid="0e03342d"/>
    </style:style>
    <style:style style:name="P83" style:family="paragraph" style:parent-style-name="Standard">
      <style:text-properties officeooo:paragraph-rsid="0e0463fc"/>
    </style:style>
    <style:style style:name="P84" style:family="paragraph" style:parent-style-name="Standard">
      <style:text-properties officeooo:paragraph-rsid="0e051aee"/>
    </style:style>
    <style:style style:name="P85" style:family="paragraph" style:parent-style-name="Standard">
      <style:text-properties officeooo:paragraph-rsid="0e0bda5c"/>
    </style:style>
    <style:style style:name="P86" style:family="paragraph" style:parent-style-name="Standard">
      <style:text-properties officeooo:paragraph-rsid="0e2a40f4"/>
    </style:style>
    <style:style style:name="P87" style:family="paragraph" style:parent-style-name="Standard">
      <style:text-properties officeooo:paragraph-rsid="0e2f7716"/>
    </style:style>
    <style:style style:name="P88" style:family="paragraph" style:parent-style-name="Standard">
      <style:text-properties officeooo:paragraph-rsid="0e38fc62"/>
    </style:style>
    <style:style style:name="P89" style:family="paragraph" style:parent-style-name="Standard">
      <style:text-properties officeooo:paragraph-rsid="0e61c509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ec8cada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>
      <style:text-properties officeooo:paragraph-rsid="0ecb810d"/>
    </style:style>
    <style:style style:name="P108" style:family="paragraph" style:parent-style-name="Standard">
      <style:text-properties officeooo:paragraph-rsid="0ecd4bf5"/>
    </style:style>
    <style:style style:name="P109" style:family="paragraph" style:parent-style-name="Footnote">
      <style:text-properties officeooo:rsid="0e2b2f17" officeooo:paragraph-rsid="0e2b2f17"/>
    </style:style>
    <style:style style:name="P110" style:family="paragraph" style:parent-style-name="Standard">
      <style:text-properties officeooo:rsid="0e12a1f2" officeooo:paragraph-rsid="0e12a1f2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12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ed1fae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d2526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fo:font-weight="bold" officeooo:rsid="0ed1faee" fo:background-color="transparent" loext:char-shading-value="0" style:language-asian="nl" style:country-asian="NL" style:font-weight-asian="bold" style:font-name-complex="Bitstream Vera Sans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style:font-size-asian="12pt" style:font-size-complex="12pt"/>
    </style:style>
    <style:style style:name="T33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0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1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2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3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6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officeooo:rsid="047da547"/>
    </style:style>
    <style:style style:name="T37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style:font-size-asian="12pt" style:font-size-complex="12pt"/>
    </style:style>
    <style:style style:name="T398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0" style:family="text">
      <style:text-properties officeooo:rsid="04473353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officeooo:rsid="0e319beb" style:font-weight-asian="bold" style:font-weight-complex="bold"/>
    </style:style>
    <style:style style:name="T403" style:family="text">
      <style:text-properties officeooo:rsid="0aace3cd"/>
    </style:style>
    <style:style style:name="T404" style:family="text">
      <style:text-properties fo:font-size="10pt" style:font-size-asian="10pt" style:font-size-complex="10pt"/>
    </style:style>
    <style:style style:name="T405" style:family="text">
      <style:text-properties officeooo:rsid="0394a435"/>
    </style:style>
    <style:style style:name="T406" style:family="text">
      <style:text-properties officeooo:rsid="0b668458"/>
    </style:style>
    <style:style style:name="T407" style:family="text">
      <style:text-properties officeooo:rsid="0c125172"/>
    </style:style>
    <style:style style:name="T4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0" style:family="text">
      <style:text-properties officeooo:rsid="0cf7e116"/>
    </style:style>
    <style:style style:name="T411" style:family="text">
      <style:text-properties officeooo:rsid="0b952edb"/>
    </style:style>
    <style:style style:name="T412" style:family="text">
      <style:text-properties loext:padding="0.049cm" loext:border="0.31pt solid #000000"/>
    </style:style>
    <style:style style:name="T413" style:family="text">
      <style:text-properties officeooo:rsid="0ec3cb48"/>
    </style:style>
    <style:style style:name="T414" style:family="text">
      <style:text-properties officeooo:rsid="0ec42890"/>
    </style:style>
    <style:style style:name="T415" style:family="text">
      <style:text-properties officeooo:rsid="0ec6fcb2"/>
    </style:style>
    <style:style style:name="T416" style:family="text">
      <style:text-properties officeooo:rsid="0e319beb"/>
    </style:style>
    <style:style style:name="T417" style:family="text">
      <style:text-properties officeooo:rsid="0e2e082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9"> </text:span></text:span><text:span text:style-name="Strong_20_Emphasis"><text:span text:style-name="T330">LTS</text:span></text:span><text:span text:style-name="T293"><text:note text:id="ftn1" text:note-class="footnote"><text:note-citation>1</text:note-citation><text:note-body><text:p text:style-name="P31"><text:span text:style-name="T405">Deze versie heeft codenaam </text:span><text:span text:style-name="T357">B</text:span><text:span text:style-name="T358">ullseye</text:span><text:span text:style-name="T406"> </text:span><text:span text:style-name="T407">(</text:span><text:span text:style-name="T358">bullseye</text:span><text:span text:style-name="T407">)</text:span><text:span text:style-name="T406"> </text:span><text:span text:style-name="T359">en is een zogenaamde LTS-versie (</text:span><text:span text:style-name="T360">LTS=</text:span><text:span text:style-name="T359">Long-Term Support, langetermijnondersteuning). <text:s/></text:span><text:span text:style-name="T361">Deze</text:span><text:span text:style-name="T359"> LTS-versie versch</text:span><text:span text:style-name="T361">een </text:span><text:span text:style-name="T362">in </text:span><text:span text:style-name="T363">augustus</text:span><text:span text:style-name="T359"> 20</text:span><text:span text:style-name="T363">2</text:span><text:span text:style-name="T361">1</text:span><text:span text:style-name="T359"> en wordt </text:span><text:span text:style-name="T368">standaard </text:span><text:span text:style-name="T359">vanaf vrijgave </text:span><text:span text:style-name="T362">vijf</text:span><text:span text:style-name="T359"> jaar ondersteund</text:span><text:span text:style-name="T364"> </text:span><text:span text:style-name="T359">(</text:span><text:span text:style-name="T365">updates </text:span><text:span text:style-name="T359">tot </text:span><text:span text:style-name="T363">augustus</text:span><text:span text:style-name="T361"> </text:span><text:span text:style-name="T359">202</text:span><text:span text:style-name="T363">6</text:span><text:span text:style-name="T364">)</text:span><text:span text:style-name="T366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21"> </text:span><text:a xlink:type="simple" xlink:href="https://karelzimmer.nl/" text:style-name="Internet_20_link" text:visited-style-name="Visited_20_Internet_20_Link"><text:span text:style-name="T9">karelzimmer.nl</text:span></text:a><text:span text:style-name="T321"> </text:span><text:span text:style-name="T369">voor</text:span><text:span text:style-name="T370"> </text:span><text:span text:style-name="T371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40"/>
      <text:p text:style-name="P39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72">(zie toelichting)</text:span><text:span text:style-name="T20">:</text:span></text:p>
      <text:p text:style-name="P34"><text:span text:style-name="Definition"><text:span text:style-name="T374">g</text:span></text:span><text:span text:style-name="Definition"><text:span text:style-name="T373">ebruiker</text:span></text:span><text:span text:style-name="Definition"><text:span text:style-name="T378"><text:tab/><text:tab/></text:span></text:span><text:span text:style-name="Definition"><text:span text:style-name="T397"> <text:tab/><text:tab/></text:span></text:span><text:span text:style-name="T379"><draw:control text:anchor-type="as-char" svg:y="-0.429cm" draw:z-index="11" draw:name="Gebruiker" draw:style-name="gr2" draw:text-style-name="P119" svg:width="6.061cm" svg:height="0.6cm" draw:control="control12"><svg:title>Gebruiker</svg:title><svg:desc>Volledige naam, bijv. Jan Stek</svg:desc></draw:control></text:span><text:span text:style-name="T379"><text:tab/></text:span><text:span text:style-name="T380">(</text:span><text:span text:style-name="T375">volledige naam, bijv. </text:span><text:span text:style-name="T392">J</text:span><text:span text:style-name="T393">a</text:span><text:span text:style-name="T392">n </text:span><text:span text:style-name="T393">Jansen</text:span><text:span text:style-name="T376">)</text:span></text:p>
      <text:p text:style-name="Standard"><text:span text:style-name="Definition"><text:span text:style-name="T374">g</text:span></text:span><text:span text:style-name="Definition"><text:span text:style-name="T373">ebruikersnaam<text:tab/></text:span></text:span><text:span text:style-name="Definition"><text:span text:style-name="T373"><draw:control text:anchor-type="as-char" svg:y="-0.429cm" draw:z-index="12" draw:name="Gberuikersnaam" draw:style-name="gr2" draw:text-style-name="P119" svg:width="6.061cm" svg:height="0.6cm" draw:control="control13"><svg:title>Gebruikersnaam</svg:title><svg:desc>Korte naam, bijv. jan</svg:desc></draw:control></text:span></text:span><text:span text:style-name="Definition"><text:span text:style-name="T373"><text:tab/></text:span></text:span><text:span text:style-name="T10">(korte naam, bijv. </text:span><text:span text:style-name="T318">j</text:span><text:span text:style-name="T319">a</text:span><text:span text:style-name="T318">n</text:span><text:span text:style-name="T10">)</text:span></text:p>
      <text:p text:style-name="P33"><text:span text:style-name="Definition"><text:span text:style-name="T382">c</text:span></text:span><text:span text:style-name="Definition"><text:span text:style-name="T381">omputernaam<text:tab/><text:tab/></text:span></text:span><text:span text:style-name="Definition"><text:span text:style-name="T379"><draw:control text:anchor-type="as-char" svg:y="-0.429cm" draw:z-index="13" draw:name="Computernaam" draw:style-name="gr2" draw:text-style-name="P119" svg:width="6.061cm" svg:height="0.6cm" draw:control="control14"><svg:title>Computernaam</svg:title><svg:desc>Unieke naam van de computer</svg:desc></draw:control></text:span></text:span><text:span text:style-name="Definition"><text:span text:style-name="T379"><text:tab/></text:span></text:span><text:span text:style-name="Definition"><text:span text:style-name="T385">(</text:span></text:span><text:span text:style-name="Definition"><text:span text:style-name="T386">naam van de compute</text:span></text:span><text:span text:style-name="Definition"><text:span text:style-name="T387">r, </text:span></text:span><text:span text:style-name="Definition"><text:span text:style-name="T388">bijv. pc01</text:span></text:span><text:span text:style-name="Definition"><text:span text:style-name="T385">)</text:span></text:span></text:p>
      <text:p text:style-name="P33"><text:span text:style-name="Definition"><text:span text:style-name="T374">o</text:span></text:span><text:span text:style-name="Definition"><text:span text:style-name="T373">pstartmenu</text:span></text:span><text:span text:style-name="Definition"><text:span text:style-name="T379"><text:tab/><text:tab/><text:tab/></text:span></text:span><text:span text:style-name="Definition"><text:span text:style-name="T379"><draw:control text:anchor-type="as-char" svg:y="-0.429cm" draw:z-index="14" draw:name="Opstartmenu" draw:style-name="gr2" draw:text-style-name="P119" svg:width="6.061cm" svg:height="0.6cm" draw:control="control15"><svg:title>Opstartmenu</svg:title><svg:desc>Toets voor het opstartmenu ("bootmenu")</svg:desc></draw:control></text:span></text:span><text:span text:style-name="Definition"><text:span text:style-name="T379"><text:tab/></text:span></text:span><text:span text:style-name="Definition"><text:span text:style-name="T385">(</text:span></text:span><text:span text:style-name="Definition"><text:span text:style-name="T386">to</text:span></text:span><text:span text:style-name="Definition"><text:span text:style-name="T389">ets voor het opstartmedium</text:span></text:span><text:span text:style-name="Definition"><text:span text:style-name="T390">)</text:span></text:span></text:p>
      <text:p text:style-name="P33"><text:span text:style-name="Definition"><text:span text:style-name="T383">i</text:span></text:span><text:span text:style-name="Definition"><text:span text:style-name="T384">nstellingen</text:span></text:span><text:span text:style-name="T385"><text:tab/> <text:tab/><text:tab/></text:span><text:span text:style-name="T385"><draw:control text:anchor-type="as-char" svg:y="-0.429cm" draw:z-index="10" draw:name="Instellingen" draw:style-name="gr2" draw:text-style-name="P119" svg:width="6.061cm" svg:height="0.6cm" draw:control="control11"><svg:title>Instellingen</svg:title><svg:desc>Toets voor het BIOS/UEFI-scherm ("setup")</svg:desc></draw:control></text:span><text:span text:style-name="T385"><text:tab/>(</text:span><text:span text:style-name="T386">toets voor het BIOS/UEFI-scherm</text:span><text:span text:style-name="T385">)</text:span></text:p>
      <text:p text:style-name="P37"><text:span text:style-name="Definition"><text:span text:style-name="T395">g</text:span></text:span><text:span text:style-name="Definition"><text:span text:style-name="T394">ebruiker</text:span></text:span><text:span text:style-name="Definition"><text:span text:style-name="T396">2</text:span></text:span><text:span text:style-name="Definition"><text:span text:style-name="T378"><text:tab/></text:span></text:span><text:span text:style-name="Definition"><text:span text:style-name="T397"> <text:tab/><text:tab/></text:span></text:span><text:span text:style-name="T379"><draw:control text:anchor-type="as-char" svg:y="-0.429cm" draw:z-index="26" draw:name="Gebruiker 1" draw:style-name="gr2" draw:text-style-name="P119" svg:width="6.061cm" svg:height="0.6cm" draw:control="control27"><svg:title>Gebruiker</svg:title><svg:desc>Volledige naam, bijv. Jan Stek</svg:desc></draw:control></text:span><text:span text:style-name="T379"><text:tab/></text:span><text:span text:style-name="T380">(</text:span><text:span text:style-name="T375">volledige naam </text:span><text:span text:style-name="T377">evt. 2</text:span><text:span text:style-name="T398">e</text:span><text:span text:style-name="T377"> gebruiker</text:span><text:span text:style-name="T376">)</text:span></text:p>
      <text:p text:style-name="P108"><text:span text:style-name="Definition"><text:span text:style-name="T395">g</text:span></text:span><text:span text:style-name="Definition"><text:span text:style-name="T394">ebruikersnaam</text:span></text:span><text:span text:style-name="Definition"><text:span text:style-name="T396">2</text:span></text:span><text:span text:style-name="Definition"><text:span text:style-name="T373"><text:tab/></text:span></text:span><text:span text:style-name="Definition"><text:span text:style-name="T373"><draw:control text:anchor-type="as-char" svg:y="-0.429cm" draw:z-index="27" draw:name="Gberuikersnaam 1" draw:style-name="gr2" draw:text-style-name="P119" svg:width="6.061cm" svg:height="0.6cm" draw:control="control28"><svg:title>Gebruikersnaam</svg:title><svg:desc>Korte naam, bijv. jan</svg:desc></draw:control></text:span></text:span><text:span text:style-name="Definition"><text:span text:style-name="T373"><text:tab/></text:span></text:span><text:span text:style-name="T10">(korte naam</text:span><text:span text:style-name="T320"> </text:span><text:span text:style-name="T391">evt. 2</text:span><text:span text:style-name="T399">e</text:span><text:span text:style-name="T391"> gebruiker</text:span><text:span text:style-name="T10">)</text:span></text:p>
      <text:p text:style-name="P37"><text:span text:style-name="T307">Vervang </text:span><text:span text:style-name="Definition"><text:span text:style-name="T12">schuingedrukte</text:span></text:span><text:span text:style-name="T307"> </text:span><text:span text:style-name="T308">woorden </text:span><text:span text:style-name="T307">in deze checklist door </text:span><text:span text:style-name="T308">boven</text:span><text:span text:style-name="T307">staande waarden.</text:span></text:p>
      <text:p text:style-name="P41"/>
      <text:p text:style-name="P35"><text:span text:style-name="Strong_20_Emphasis"><text:span text:style-name="T315"/></text:span></text:p>
      <text:p text:style-name="P36"><text:span text:style-name="T309">Nog niet op Linux?<text:tab/></text:span><text:span text:style-name="T312"><text:tab/></text:span><text:span text:style-name="T313">G</text:span><text:span text:style-name="T306">ebruik </text:span><text:span text:style-name="Strong_20_Emphasis"><text:span text:style-name="T317">Checklist migratie</text:span></text:span><text:span text:style-name="T306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10"> onder </text:span><text:span text:style-name="T316">Linux</text:span><text:span text:style-name="T311">.</text:span></text:p>
      <text:p text:style-name="P24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2"><text:span text:style-name="Strong_20_Emphasis"><text:span text:style-name="T314"/></text:span></text:p>
      <text:list xml:id="list1922401657" text:style-name="L1">
        <text:list-item>
          <text:p text:style-name="P113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67"><text:s/></text:span></text:span><text:span text:style-name="Strong_20_Emphasis"><text:span text:style-name="T122"><draw:control text:anchor-type="as-char" draw:z-index="25" draw:name="Vorm 1" draw:style-name="gr1" draw:text-style-name="P118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413">F</text:span>i-<text:span text:style-name="T414">gegevens vast zoals de naam v</text:span><text:span text:style-name="T415">a</text:span><text:span text:style-name="T414">n het netwerk (SSID) en wachtwoord</text:span><text:span text:style-name="Strong_20_Emphasis"><text:span text:style-name="T121"><text:note text:id="ftn2" text:note-class="footnote"><text:note-citation>2</text:note-citation><text:note-body><text:p text:style-name="P100"><text:span text:style-name="User_20_Entry"><text:span text:style-name="T226">I</text:span></text:span><text:span text:style-name="User_20_Entry"><text:span text:style-name="T227">n </text:span></text:span><text:span text:style-name="User_20_Entry"><text:span text:style-name="T253">Bitwarden</text:span></text:span><text:span text:style-name="User_20_Entry"><text:span text:style-name="T227"> met </text:span></text:span><text:span text:style-name="User_20_Entry"><text:span text:style-name="T254">Terminalvenster</text:span></text:span><text:span text:style-name="User_20_Entry"><text:span text:style-name="T225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1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67"><text:s/></text:span></text:span><text:span text:style-name="Strong_20_Emphasis"><text:span text:style-name="T122"><draw:control text:anchor-type="as-char" draw:z-index="0" draw:name="Vorm3" draw:style-name="gr1" draw:text-style-name="P1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6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8"><text:note text:id="ftn3" text:note-class="footnote"><text:note-citation>3</text:note-citation><text:note-body><text:p text:style-name="P29"><text:span text:style-name="T264">E</text:span><text:span text:style-name="T265">v</text:span><text:span text:style-name="T266">en</text:span><text:span text:style-name="T268">t</text:span><text:span text:style-name="T269">uele </text:span><text:span text:style-name="T270">extra </text:span><text:span text:style-name="T272">gebruiker</text:span><text:span text:style-name="T270">s aanmelden </text:span><text:span text:style-name="T271">en dezelfde stappen uitvoeren</text:span><text:span text:style-name="T267">.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3997652584272">
          <table:table-cell table:style-name="_31_._5f_Installatie_5f_voorbereiden.A1" office:value-type="string">
            <text:p text:style-name="P62"><text:span text:style-name="Strong_20_Emphasis"><text:span text:style-name="T6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997652584560">
          <table:table-cell table:style-name="_31_._5f_Installatie_5f_voorbereiden.A1" office:value-type="string">
            <text:p text:style-name="P69"><text:span text:style-name="Strong_20_Emphasis"><text:span text:style-name="T67"><text:s/></text:span></text:span><text:span text:style-name="Strong_20_Emphasis"><text:span text:style-name="T122"><draw:control text:anchor-type="as-char" draw:z-index="15" draw:name="Vorm4" draw:style-name="gr1" draw:text-style-name="P11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7">Installeer </text:span></text:span><text:span text:style-name="Strong_20_Emphasis"><text:span text:style-name="T69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6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3997652584848">
          <table:table-cell table:style-name="_31_._5f_Installatie_5f_voorbereiden.A1" office:value-type="string">
            <text:p text:style-name="P73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79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4"> </text:span></text:span><text:span text:style-name="User_20_Entry"><text:span text:style-name="T273">apt install wget</text:span></text:span></text:p>
            <text:p text:style-name="P79"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399765258513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399765258542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997652585712">
          <table:table-cell table:style-name="_31_._5f_Installatie_5f_voorbereiden.A1" office:value-type="string">
            <text:p text:style-name="P69"><text:span text:style-name="Strong_20_Emphasis"><text:span text:style-name="T67"><text:s/></text:span></text:span><text:span text:style-name="Strong_20_Emphasis"><text:span text:style-name="T122"><draw:control text:anchor-type="as-char" draw:z-index="1" draw:name="Vorm6" draw:style-name="gr1" draw:text-style-name="P11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3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3997652586000">
          <table:table-cell table:style-name="_31_._5f_Installatie_5f_voorbereiden.A1" office:value-type="string">
            <text:p text:style-name="P69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4"/>
      <text:list xml:id="list80422348108163" text:continue-numbering="true" text:style-name="L1">
        <text:list-item>
          <text:p text:style-name="P114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97652482304">
          <table:table-cell table:style-name="_32_._5f_Installatie_5f_uitvoeren.A1" office:value-type="string">
            <text:p text:style-name="P69"><text:span text:style-name="Strong_20_Emphasis"><text:span text:style-name="T67"><text:s/></text:span></text:span><text:span text:style-name="Strong_20_Emphasis"><text:span text:style-name="T122"><draw:control text:anchor-type="as-char" draw:z-index="2" draw:name="Vorm9" draw:style-name="gr1" draw:text-style-name="P11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333">Start de computer op vanaf </text:span><text:span text:style-name="T334">een </text:span><text:span text:style-name="T334"><text:reference-ref text:reference-format="text" text:ref-name="Distributie">Debian</text:reference-ref></text:span><text:span text:style-name="T334"><text:s/></text:span><text:span text:style-name="Strong_20_Emphasis"><text:span text:style-name="T322"><text:reference-ref text:reference-format="text" text:ref-name="Versie">11</text:reference-ref></text:span></text:span><text:span text:style-name="Strong_20_Emphasis"><text:span text:style-name="T322"><text:s/></text:span></text:span><text:span text:style-name="T335">(</text:span><text:span text:style-name="T336">Live</text:span><text:span text:style-name="T214"><text:note text:id="ftn5" text:note-class="footnote"><text:note-citation>1</text:note-citation><text:note-body><text:p text:style-name="P30"><text:span text:style-name="T400">Vanaf ee</text:span>n Live <text:span text:style-name="T403">USB-stick of </text:span><text:span text:style-name="T367">CD</text:span><text:span text:style-name="T404"> </text:span>kunt <text:span text:style-name="T400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101"><text:span text:style-name="T21">D</text:span><text:span text:style-name="Strong_20_Emphasis"><text:span text:style-name="T228">ow</text:span></text:span><text:span text:style-name="Strong_20_Emphasis"><text:span text:style-name="T229">nload </text:span></text:span><text:span text:style-name="Strong_20_Emphasis"><text:span text:style-name="T221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62"> </text:span></text:span><text:span text:style-name="Strong_20_Emphasis"><text:span text:style-name="T229">Live CD </text:span></text:span><text:span text:style-name="Strong_20_Emphasis"><text:span text:style-name="T232">v</text:span></text:span><text:span text:style-name="Strong_20_Emphasis"><text:span text:style-name="T233">anaf</text:span></text:span><text:span text:style-name="Strong_20_Emphasis"><text:span text:style-name="T234"> </text:span></text:span><text:a xlink:type="simple" xlink:href="https://www.debian.org/CD/live/" text:style-name="Internet_20_link" text:visited-style-name="Visited_20_Internet_20_Link"><text:span text:style-name="Strong_20_Emphasis"><text:span text:style-name="T408">debian.org/cd/live</text:span></text:span></text:a><text:span text:style-name="Strong_20_Emphasis"><text:span text:style-name="T234">, blader naar beneden en klik op </text:span></text:span><text:span text:style-name="Strong_20_Emphasis"><text:span text:style-name="T248">unofficial live images for stable with firmware included</text:span></text:span><text:span text:style-name="Strong_20_Emphasis"><text:span text:style-name="T234">. Klik vervolgens door </text:span></text:span><text:span text:style-name="Strong_20_Emphasis"><text:span text:style-name="T222">naar</text:span></text:span><text:span text:style-name="Strong_20_Emphasis"><text:span text:style-name="T234"> </text:span></text:span><text:span text:style-name="Strong_20_Emphasis"><text:span text:style-name="T248">amd64</text:span></text:span><text:span text:style-name="Strong_20_Emphasis"><text:span text:style-name="T234"> en </text:span></text:span><text:span text:style-name="Strong_20_Emphasis"><text:span text:style-name="T248">iso-hybrid</text:span></text:span><text:span text:style-name="Strong_20_Emphasis"><text:span text:style-name="T234">. </text:span></text:span><text:span text:style-name="Strong_20_Emphasis"><text:span text:style-name="T222">D</text:span></text:span><text:span text:style-name="Strong_20_Emphasis"><text:span text:style-name="T235">aar aangekomen kies </text:span></text:span><text:span text:style-name="T249">debian-live-11</text:span><text:span text:style-name="T250">-</text:span><text:span text:style-name="T249">amd-64-</text:span><text:span text:style-name="T250">gnome</text:span><text:span text:style-name="T251">+non-fre</text:span><text:span text:style-name="T252">e</text:span><text:span text:style-name="T251">.iso</text:span><text:span text:style-name="Strong_20_Emphasis"><text:span text:style-name="T229">, </text:span></text:span><text:span text:style-name="Strong_20_Emphasis"><text:span text:style-name="T228">e</text:span></text:span><text:span text:style-name="Strong_20_Emphasis"><text:span text:style-name="T236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8"><text:span text:style-name="T21"><text:tab/></text:span><text:span text:style-name="Strong_20_Emphasis"><text:span text:style-name="T223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09">etcher.io</text:span></text:span></text:a><text:span text:style-name="Strong_20_Emphasis"><text:span text:style-name="T240">) </text:span></text:span><text:span text:style-name="Strong_20_Emphasis"><text:span text:style-name="T241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2"> is</text:span></text:span><text:span text:style-name="Strong_20_Emphasis"><text:span text:style-name="T240"> </text:span></text:span><text:span text:style-name="Strong_20_Emphasis"><text:span text:style-name="T243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7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64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3997652574480">
          <table:table-cell table:style-name="_32_._5f_Installatie_5f_uitvoeren.A1" office:value-type="string">
            <text:p text:style-name="P69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399765253700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><text:span text:style-name="Strong_20_Emphasis"><text:span text:style-name="T67"><text:s/></text:span></text:span><text:span text:style-name="Strong_20_Emphasis"><text:span text:style-name="T122"><draw:control text:anchor-type="as-char" draw:z-index="19" draw:name="Vorm11_0" draw:style-name="gr1" draw:text-style-name="P11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5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6">Als het scherm </text:span></text:span><text:span text:style-name="Strong_20_Emphasis"><text:span text:style-name="T170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7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6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6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196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7">Sluit het scherm </text:span></text:span><text:span text:style-name="Strong_20_Emphasis"><text:span text:style-name="T199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997652813872">
          <table:table-cell table:style-name="_32_._5f_Installatie_5f_uitvoeren.A1" office:value-type="string">
            <text:p text:style-name="P77"><text:span text:style-name="Strong_20_Emphasis"><text:span text:style-name="T67"><text:s/></text:span></text:span><text:span text:style-name="Strong_20_Emphasis"><text:span text:style-name="T122"><draw:control text:anchor-type="as-char" draw:z-index="17" draw:name="Vorm13_1" draw:style-name="gr1" draw:text-style-name="P11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8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49">.</text:span></text:span></text:p>
          </table:table-cell>
        </table:table-row>
        <table:table-row table:style-name="TableLine93997652814160">
          <table:table-cell table:style-name="_32_._5f_Installatie_5f_uitvoeren.A1" office:value-type="string">
            <text:p text:style-name="P69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48">Bij </text:span></text:span><text:span text:style-name="Strong_20_Emphasis"><text:span text:style-name="T171">Welcome</text:span></text:span><text:span text:style-name="Strong_20_Emphasis"><text:span text:style-name="T48"> kies </text:span></text:span><text:span text:style-name="Strong_20_Emphasis"><text:span text:style-name="T171">Nederlands</text:span></text:span><text:span text:style-name="Strong_20_Emphasis"><text:span text:style-name="T48"> en klik op </text:span></text:span><text:span text:style-name="Strong_20_Emphasis"><text:span text:style-name="T171">Volgende</text:span></text:span><text:span text:style-name="Strong_20_Emphasis"><text:span text:style-name="T48">.</text:span></text:span></text:p>
          </table:table-cell>
        </table:table-row>
        <table:table-row table:style-name="TableLine93997652814448">
          <table:table-cell table:style-name="_32_._5f_Installatie_5f_uitvoeren.A1" office:value-type="string">
            <text:p text:style-name="P85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1">Locatie</text:span> kies bij <text:span text:style-name="T401">Regio</text:span> voor <text:span text:style-name="T401">Europa</text:span> en klik op <text:span text:style-name="T401">Volgende</text:span>.</text:p>
          </table:table-cell>
        </table:table-row>
        <table:table-row table:style-name="TableLine93997652814736">
          <table:table-cell table:style-name="_32_._5f_Installatie_5f_uitvoeren.A1" office:value-type="string">
            <text:p text:style-name="P85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1">Toetsenbord</text:span> kies <text:span text:style-name="T401">English (US)</text:span> en klik op <text:span text:style-name="T401">Volgende</text:span>.</text:p>
          </table:table-cell>
        </table:table-row>
        <table:table-row table:style-name="TableLine9399765281502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97652815312">
          <table:table-cell table:style-name="_32_._5f_Installatie_5f_uitvoeren.A1" office:value-type="string">
            <text:p text:style-name="P85"><text:span text:style-name="Strong_20_Emphasis"><text:span text:style-name="T67"><text:s/></text:span></text:span><text:span text:style-name="Strong_20_Emphasis"><text:span text:style-name="T122"><draw:control text:anchor-type="as-char" draw:z-index="20" draw:name="Vorm13_4" draw:style-name="gr1" draw:text-style-name="P11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18">Partities</text:span><text:span text:style-name="T6"> </text:span><text:span text:style-name="T331">selecteer</text:span><text:span text:style-name="T6"> </text:span><text:span text:style-name="T7">de </text:span><text:span text:style-name="T6">gewenste </text:span><text:span text:style-name="T332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2">Volgende</text:span></text:span><text:span text:style-name="Strong_20_Emphasis"><text:span text:style-name="T50">.</text:span></text:span></text:p>
          </table:table-cell>
        </table:table-row>
        <table:table-row table:style-name="TableLine939976528156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997652815888">
          <table:table-cell table:style-name="_32_._5f_Installatie_5f_uitvoeren.A1" office:value-type="string">
            <text:p text:style-name="P69"><text:span text:style-name="Strong_20_Emphasis"><text:span text:style-name="T67"><text:s/></text:span></text:span><text:span text:style-name="Strong_20_Emphasis"><text:span text:style-name="T122"><draw:control text:anchor-type="as-char" draw:z-index="3" draw:name="Vorm13" draw:style-name="gr1" draw:text-style-name="P11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1"> </text:span></text:span><text:span text:style-name="Definition"><text:span text:style-name="T13">gebruiker</text:span></text:span><text:span text:style-name="Strong_20_Emphasis"><text:span text:style-name="T119">,</text:span></text:span><text:span text:style-name="Strong_20_Emphasis"><text:span text:style-name="T52"> </text:span></text:span><text:span text:style-name="Strong_20_Emphasis"><text:span text:style-name="T173">Welke naam wil je gebruiken om in te loggen?</text:span></text:span><text:span text:style-name="Strong_20_Emphasis"><text:span text:style-name="T52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8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3"> </text:span></text:span><text:span text:style-name="Definition"><text:span text:style-name="T13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2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2">.</text:span></text:span></text:p>
          </table:table-cell>
        </table:table-row>
        <table:table-row table:style-name="TableLine9399765281617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97652816464">
          <table:table-cell table:style-name="_32_._5f_Installatie_5f_uitvoeren.A1" office:value-type="string">
            <text:p text:style-name="P69"><text:span text:style-name="Strong_20_Emphasis"><text:span text:style-name="T67"><text:s/></text:span></text:span><text:span text:style-name="Strong_20_Emphasis"><text:span text:style-name="T122"><draw:control text:anchor-type="as-char" draw:z-index="4" draw:name="Vorm14" draw:style-name="gr1" draw:text-style-name="P11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0">Installeer</text:span></text:span><text:span text:style-name="Strong_20_Emphasis"><text:span text:style-name="T42">.</text:span></text:span></text:p>
          </table:table-cell>
        </table:table-row>
        <table:table-row table:style-name="TableLine93997652816752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Voltooid</text:span></text:span><text:span text:style-name="Strong_20_Emphasis"><text:span text:style-name="T42">.</text:span></text:span></text:p>
          </table:table-cell>
        </table:table-row>
        <table:table-row table:style-name="TableLine9399765281704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3997652817440">
          <table:table-cell table:style-name="_32_._5f_Installatie_5f_uitvoeren.A1" office:value-type="string">
            <text:p text:style-name="P69"><text:span text:style-name="Strong_20_Emphasis"><text:span text:style-name="T67"><text:s/></text:span></text:span><text:span text:style-name="Strong_20_Emphasis"><text:span text:style-name="T122"><draw:control text:anchor-type="as-char" draw:z-index="5" draw:name="Vorm20" draw:style-name="gr1" draw:text-style-name="P11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38"><text:note-ref text:note-class="footnote" text:reference-format="text" text:ref-name="ftn7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63"><text:span text:style-name="Strong_20_Emphasis"><text:span text:style-name="T143"/></text:span></text:p>
      <text:list xml:id="list80422087771610" text:continue-numbering="true" text:style-name="L1">
        <text:list-item>
          <text:p text:style-name="P117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5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97652767872">
          <table:table-cell table:style-name="_33_._5f_Installatie_5f_afronden.A1" office:value-type="string">
            <text:p text:style-name="P70"><text:span text:style-name="Strong_20_Emphasis"><text:span text:style-name="T67"><text:s/></text:span></text:span><text:span text:style-name="Strong_20_Emphasis"><text:span text:style-name="T122"><draw:control text:anchor-type="as-char" draw:z-index="6" draw:name="Vorm22" draw:style-name="gr1" draw:text-style-name="P11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57">.</text:span></text:span></text:p>
          </table:table-cell>
        </table:table-row>
        <table:table-row table:style-name="TableLine9399765287171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97652896608">
          <table:table-cell table:style-name="_33_._5f_Installatie_5f_afronden.A1" office:value-type="string">
            <text:p text:style-name="P80"><text:span text:style-name="Strong_20_Emphasis"><text:span text:style-name="T67"><text:s/></text:span></text:span><text:span text:style-name="Strong_20_Emphasis"><text:span text:style-name="T122"><draw:control text:anchor-type="as-char" draw:z-index="18" draw:name="Vorm22_1" draw:style-name="gr1" draw:text-style-name="P11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5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5">.</text:span></text:span></text:p>
          </table:table-cell>
        </table:table-row>
        <table:table-row table:style-name="TableLine939976528879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5">.</text:span></text:span></text:p>
          </table:table-cell>
        </table:table-row>
        <table:table-row table:style-name="TableLine939976527369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39976529915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5"/></text:span></text:p>
          </table:table-cell>
        </table:table-row>
        <table:table-row table:style-name="TableLine93997652889648">
          <table:table-cell table:style-name="_33_._5f_Installatie_5f_afronden.A1" office:value-type="string">
            <text:p text:style-name="P70"><text:span text:style-name="Strong_20_Emphasis"><text:span text:style-name="T67"><text:s/></text:span></text:span><text:span text:style-name="Strong_20_Emphasis"><text:span text:style-name="T122"><draw:control text:anchor-type="as-char" draw:z-index="7" draw:name="Vorm23" draw:style-name="gr1" draw:text-style-name="P11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7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5">Standaard</text:span></text:span><text:span text:style-name="Strong_20_Emphasis"><text:span text:style-name="T66"> of </text:span></text:span><text:span text:style-name="Strong_20_Emphasis"><text:span text:style-name="T175">Beheerder</text:span></text:span><text:span text:style-name="Strong_20_Emphasis"><text:span text:style-name="T60"> </text:span></text:span><text:span text:style-name="Definition"><text:span text:style-name="T25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7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39976528660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39976529679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39976529953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97653014656">
          <table:table-cell table:style-name="_33_._5f_Installatie_5f_afronden.A1" office:value-type="string">
            <text:p text:style-name="P70"><text:span text:style-name="Strong_20_Emphasis"><text:span text:style-name="T67"><text:s/></text:span></text:span><text:span text:style-name="Strong_20_Emphasis"><text:span text:style-name="T122"><draw:control text:anchor-type="as-char" draw:z-index="8" draw:name="Vorm25" draw:style-name="gr1" draw:text-style-name="P11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1">Controleer </text:span></text:span><text:span text:style-name="Strong_20_Emphasis"><text:span text:style-name="T62">of er updates zijn </text:span></text:span><text:span text:style-name="Strong_20_Emphasis"><text:span text:style-name="T63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3997653011968">
          <table:table-cell table:style-name="_33_._5f_Installatie_5f_afronden.A1" office:value-type="string">
            <text:p text:style-name="P70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6"><text:span text:style-name="T337">Klik op </text:span><text:span text:style-name="T349">Updates</text:span><text:span text:style-name="T338"> en a</text:span><text:span text:style-name="T339">ls</text:span><text:span text:style-name="T340"> </text:span><text:span text:style-name="T341">er </text:span><text:span text:style-name="T340">updates beschikbaar zijn, k</text:span><text:span text:style-name="T342">lik op </text:span><text:span text:style-name="Strong_20_Emphasis"><text:span text:style-name="T348">Downloaden</text:span></text:span><text:span text:style-name="T342"> </text:span><text:span text:style-name="T343">en vervolgens op </text:span><text:span text:style-name="T350">Herstarten &amp; bijwerken</text:span><text:span text:style-name="T343"> </text:span><text:span text:style-name="T344">en </text:span><text:span text:style-name="T350">Herstarten &amp; </text:span><text:span text:style-name="T351">installeren</text:span><text:span text:style-name="T352">.</text:span></text:p>
          </table:table-cell>
        </table:table-row>
        <table:table-row table:style-name="TableLine939976530135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45">Daarna weer </text:span><text:span text:style-name="T346">a</text:span><text:span text:style-name="T347">anmelden als </text:span><text:span text:style-name="Definition"><text:span text:style-name="T17">gebruiker</text:span></text:span><text:span text:style-name="T343">.</text:span></text:p>
          </table:table-cell>
        </table:table-row>
        <table:table-row table:style-name="TableLine939976529583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97652899552">
          <table:table-cell table:style-name="_33_._5f_Installatie_5f_afronden.A1" office:value-type="string">
            <text:p text:style-name="P69"><text:span text:style-name="Strong_20_Emphasis"><text:span text:style-name="T67"><text:s/></text:span></text:span><text:span text:style-name="Strong_20_Emphasis"><text:span text:style-name="T122"><draw:control text:anchor-type="as-char" draw:z-index="16" draw:name="Vorm4_1" draw:style-name="gr1" draw:text-style-name="P118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67">Installeer </text:span></text:span><text:span text:style-name="Strong_20_Emphasis"><text:span text:style-name="T105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3997652918816">
          <table:table-cell table:style-name="_33_._5f_Installatie_5f_afronden.A1" office:value-type="string">
            <text:p text:style-name="P73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78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399765292052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399765270028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997652868640">
          <table:table-cell table:style-name="_33_._5f_Installatie_5f_afronden.A1" office:value-type="string">
            <text:p text:style-name="P70"><text:span text:style-name="Strong_20_Emphasis"><text:span text:style-name="T67"><text:s/></text:span></text:span><text:span text:style-name="Strong_20_Emphasis"><text:span text:style-name="T122"><draw:control text:anchor-type="as-char" draw:z-index="9" draw:name="Vorm33" draw:style-name="gr1" draw:text-style-name="P11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3997653009488">
          <table:table-cell table:style-name="_33_._5f_Installatie_5f_afronden.A1" office:value-type="string">
            <text:p text:style-name="P70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2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3997652897072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3997652992576">
          <table:table-cell table:style-name="_33_._5f_Installatie_5f_afronden.A1" office:value-type="string">
            <text:p text:style-name="P104"><text:span text:style-name="Strong_20_Emphasis"><text:span text:style-name="T67"><text:s/></text:span></text:span><text:span text:style-name="Strong_20_Emphasis"><text:span text:style-name="T122"><draw:control text:anchor-type="as-char" draw:z-index="24" draw:name="Vorm33_0" draw:style-name="gr1" draw:text-style-name="P11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  <table:table-row table:style-name="TableLine93997652950528"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103"/>
          </table:table-cell>
        </table:table-row>
        <table:table-row table:style-name="TableLine93997653010800">
          <table:table-cell table:style-name="_33_._5f_Installatie_5f_afronden.A1" office:value-type="string">
            <text:p text:style-name="P110"/>
          </table:table-cell>
          <table:table-cell table:style-name="_33_._5f_Installatie_5f_afronden.A1" office:value-type="string">
            <text:p text:style-name="P110">De installatie kan nagelopen worden met bestand <text:span text:style-name="T401">App</text:span><text:span text:style-name="T402">s</text:span> in map <text:span text:style-name="T401">kz</text:span> in <text:span text:style-name="T401">Documenten</text:span>.</text:p>
          </table:table-cell>
        </table:table-row>
      </table:table>
      <text:p text:style-name="P65"><text:span text:style-name="Strong_20_Emphasis"><text:span text:style-name="T57"><text:tab/></text:span></text:span></text:p>
      <text:p text:style-name="P66"><text:span text:style-name="Strong_20_Emphasis"><text:span text:style-name="T94"/></text:span></text:p>
      <text:p text:style-name="P67"><text:span text:style-name="Strong_20_Emphasis"><text:span text:style-name="T84"/></text:span></text:p>
      <text:list xml:id="list80422335727700" text:continue-numbering="true" text:style-name="L1">
        <text:list-item>
          <text:p text:style-name="P116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3997653011504">
          <table:table-cell table:style-name="Tabel2.A1" office:value-type="string">
            <text:p text:style-name="P88"><text:span text:style-name="Strong_20_Emphasis"><text:span text:style-name="T67"><text:s/></text:span></text:span><text:span text:style-name="Strong_20_Emphasis"><text:span text:style-name="T122"><draw:control text:anchor-type="as-char" draw:z-index="21" draw:name="Vorm36_0" draw:style-name="gr1" draw:text-style-name="P118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68"><text:note text:id="ftn9" text:note-class="footnote"><text:note-citation>1</text:note-citation><text:note-body><text:p text:style-name="P99"><text:span text:style-name="User_20_Entry"><text:span text:style-name="T224">E</text:span></text:span><text:span text:style-name="User_20_Entry"><text:span text:style-name="T255">v</text:span></text:span><text:span text:style-name="User_20_Entry"><text:span text:style-name="T256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</text:span></text:span><text:span text:style-name="User_20_Entry"><text:span text:style-name="T263">gebruiker</text:span></text:span><text:span text:style-name="User_20_Entry"><text:span text:style-name="T260">s aanmelden </text:span></text:span><text:span text:style-name="User_20_Entry"><text:span text:style-name="T261">en dezelfde stappen uitvoeren</text:span></text:span><text:span text:style-name="User_20_Entry"><text:span text:style-name="T257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399765310755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997653101712">
          <table:table-cell table:style-name="Tabel2.A1" office:value-type="string">
            <text:p text:style-name="P93"><text:span text:style-name="Strong_20_Emphasis"><text:span text:style-name="T67"><text:s/></text:span></text:span><text:span text:style-name="Strong_20_Emphasis"><text:span text:style-name="T122"><draw:control text:anchor-type="as-char" draw:z-index="22" draw:name="Vorm36_2" draw:style-name="gr1" draw:text-style-name="P118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6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 text:id="ftn10" text:note-class="footnote"><text:note-citation>2</text:note-citation><text:note-body><text:p text:style-name="P28"><text:span text:style-name="T301">D</text:span>e <text:span text:style-name="T412">Super</text:span>-toets <text:span text:style-name="T301">is </text:span>de Windows<text:span text:style-name="T410">-</text:span><text:span text:style-name="T411">toets</text:span>, <text:span text:style-name="T410">C</text:span>ommand-<text:span text:style-name="T411">toets</text:span>, of <text:span text:style-name="T410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39976530756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7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399765303984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3997653040464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8" draw:name="Vorm36_ 1" draw:style-name="gr1" draw:text-style-name="P118" svg:width="0.35cm" svg:height="0.35cm" draw:control="control29"/></text:span></text:span></text:p>
          </table:table-cell>
          <table:table-cell table:style-name="Tabel2.A1" office:value-type="string">
            <text:p text:style-name="P111">Wijzig <text:span text:style-name="T416">A</text:span>chtergrond<text:note text:id="ftn11" text:note-class="footnote"><text:note-citation>3</text:note-citation><text:note-body><text:p text:style-name="P109">Via <text:span text:style-name="T417">een druk op </text:span>d<text:span text:style-name="T354">e </text:span><text:span text:style-name="T355">Super</text:span><text:span text:style-name="T354">-toets, </text:span><text:span text:style-name="T353">zoek </text:span><text:span text:style-name="T356">acht</text:span><text:span text:style-name="T353"> en klik achter </text:span><text:span text:style-name="T356">Instellingen</text:span><text:span text:style-name="T353"> op </text:span><text:span text:style-name="T356">Achtergrond</text:span><text:span text:style-name="T354">.</text:span></text:p></text:note-body></text:note>, zie bestand <text:span text:style-name="T402">A</text:span><text:span text:style-name="T401">chtergrond</text:span> in map <text:span text:style-name="T401">kz</text:span> in <text:span text:style-name="T401">Documenten</text:span>.</text:p>
          </table:table-cell>
        </table:table-row>
        <table:table-row table:style-name="TableLine93997653041088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9" draw:name="Vorm36_ 2" draw:style-name="gr1" draw:text-style-name="P118" svg:width="0.35cm" svg:height="0.35cm" draw:control="control30"/></text:span></text:span></text:p>
          </table:table-cell>
          <table:table-cell table:style-name="Tabel2.A1" office:value-type="string">
            <text:p text:style-name="P111">Wijzig Gebruikersfoto<text:note text:id="ftn12" text:note-class="footnote"><text:note-citation>4</text:note-citation><text:note-body><text:p text:style-name="P109">Via <text:span text:style-name="T417">een druk op </text:span>d<text:span text:style-name="T354">e </text:span><text:span text:style-name="T355">Super</text:span><text:span text:style-name="T354">-toets, </text:span><text:span text:style-name="T353">zoek </text:span><text:span text:style-name="T356">gebr</text:span><text:span text:style-name="T353"> en klik achter </text:span><text:span text:style-name="T356">Instellingen</text:span><text:span text:style-name="T353"> op </text:span><text:span text:style-name="T356">Gebruikers</text:span><text:span text:style-name="T354">.</text:span></text:p></text:note-body></text:note>, zie bestand <text:span text:style-name="T401">Gebruikersfoto</text:span> in map <text:span text:style-name="T401">kz</text:span> in <text:span text:style-name="T401">Documenten</text:span>.</text:p>
          </table:table-cell>
        </table:table-row>
        <table:table-row table:style-name="TableLine93997653046640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3997653047264">
          <table:table-cell table:style-name="Tabel2.A1" office:value-type="string">
            <text:p text:style-name="P20"><text:span text:style-name="Strong_20_Emphasis"><text:span text:style-name="T120"><text:s/></text:span></text:span><text:span text:style-name="Strong_20_Emphasis"><text:span text:style-name="T124"><draw:control text:anchor-type="as-char" draw:z-index="23" draw:name="Vorm36_1" draw:style-name="gr1" draw:text-style-name="P118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18"/></text:span></text:p>
      <text:p text:style-name="P19"/>
      <text:p text:style-name="P97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23"> installatie van </text:span><text:span text:style-name="T323"><text:reference-ref text:reference-format="text" text:ref-name="Distributie">Debian</text:reference-ref></text:span><text:span text:style-name="T323"><text:s/></text:span><text:span text:style-name="Strong_20_Emphasis"><text:span text:style-name="T324">GNU/Linux</text:span></text:span><text:span text:style-name="Strong_20_Emphasis"><text:span text:style-name="T323"> </text:span></text:span><text:span text:style-name="T325"><text:reference-ref text:reference-format="text" text:ref-name="Versie">11</text:reference-ref></text:span><text:span text:style-name="Strong_20_Emphasis"><text:span text:style-name="T327"><text:s/></text:span></text:span><text:span text:style-name="Strong_20_Emphasis"><text:span text:style-name="T328">LTS</text:span></text:span><text:span text:style-name="T326"> </text:span><text:span text:style-name="T323"><text:reference-ref text:reference-format="text" text:ref-name="Editie">desktop</text:reference-ref></text:span><text:span text:style-name="T323"><text:s/>is voltooid.</text:span></text:p>
      <text:p text:style-name="P115"/>
      <text:p text:style-name="P23"><text:span text:style-name="T297">I</text:span><text:span text:style-name="T286">ndien gewenst </text:span><text:span text:style-name="T300">volg</text:span><text:span text:style-name="T286"> </text:span><text:span text:style-name="T305">eenmalig</text:span><text:span text:style-name="T299"> </text:span><text:span text:style-name="T286">de Checklist instellen</text:span><text:span text:style-name="T297"> </text:span><text:span text:style-name="T297"><text:reference-ref text:reference-format="text" text:ref-name="Distributie">Debian</text:reference-ref></text:span><text:span text:style-name="T297"><text:s/></text:span><text:span text:style-name="T298"><text:reference-ref text:reference-format="text" text:ref-name="Versie">11</text:reference-ref></text:span><text:span text:style-name="Strong_20_Emphasis"><text:span text:style-name="T329"><text:s/></text:span></text:span><text:span text:style-name="Strong_20_Emphasis"><text:span text:style-name="T330">LTS</text:span></text:span><text:span text:style-name="T32"> </text:span><text:span text:style-name="T297"><text:reference-ref text:reference-format="text" text:ref-name="Editie">desktop</text:reference-ref></text:span><text:span text:style-name="T286">.</text:span></text:p>
      <text:p text:style-name="P47"/>
      <text:p text:style-name="P38"><text:span text:style-name="T134">Geschreven</text:span><text:span text:style-name="T64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4">&gt;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6T08:04:20.346854897">06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6T08:04:20.187726124</dc:date>
    <meta:keyword>Installatie</meta:keyword>
    <meta:keyword>Checklist</meta:keyword>
    <meta:keyword>Linux</meta:keyword>
    <meta:editing-cycles>6526</meta:editing-cycles>
    <meta:editing-duration>P11DT13H29M55S</meta:editing-duration>
    <meta:print-date>2021-03-23T20:07:57.967210640</meta:print-date>
    <dc:creator>Karel Zimmer</dc:creator>
    <meta:document-statistic meta:table-count="4" meta:image-count="0" meta:object-count="0" meta:page-count="4" meta:paragraph-count="110" meta:word-count="927" meta:character-count="6237" meta:non-whitespace-character-count="5347"/>
    <meta:user-defined meta:name="Info 1"/>
    <meta:user-defined meta:name="Info 2"/>
    <meta:user-defined meta:name="Info 3"/>
    <meta:user-defined meta:name="Info 4"/>
  </office:meta>
</office:document-meta>
</file>